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6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The fear of God/</text:p>
      <text:p text:style-name="P7">for the/</text:p>
      <text:p text:style-name="P7">Penitential Sabbath/</text:p>
      <text:p text:style-name="P7">[Hebrew]/</text:p>
      <text:p text:style-name="P7"/>
      <text:p text:style-name="P6">[Page 1]</text:p>
      <text:p text:style-name="P6">[Hebrew]/ "Read with your mother, plead, for she is not my wife/ nor am I her husband. [Hebrew]/ [Hebrew]/ "And she shall follow her after her lovers, but she shall/ not overtake them, and she shall seek them, but shall/ not find them, then she shall say, I will go up and return/ to my first husband, for then it was better with me/ than now." <text:s/>My Brethren! <text:s/>The prophet Hosea, repre-/-senting Israel under the figure of a faithless wife, de-/-serting Israel under the figure of a faithless wife, de-/scribes in forcible language man's besetting sin. <text:s/>It is,/ as you must have <text:span text:style-name="T2">already</text:span><text:span text:style-name="T4"> understood from his words,/ a spirit of discontent; a forgetfulness of the blessings we/ enjoy, and a longing after acquisitions, which we magnify/ as being infinitely superior to those we already possess./ <text:s/>These feelings which scarcely any of us endeavours to/ conquer, breed the impiety of which we are guilty/ and the heartburnings we frequently suffer. <text:s/>Imagining/ that man's joyous state on earth is proportionate to his wealth/ and preferments, we forsake religion to go in quest/ of that which our perverted minds suggest as wanting to/ our happiness./</text:span></text:p>
      <text:p text:style-name="P6"><text:span text:style-name="T4"/></text:p>
      <text:p text:style-name="P6"><text:soft-page-break/><text:span text:style-name="T4">[Page 2]</text:span></text:p>
      <text:p text:style-name="P6"><text:span text:style-name="T4">We anticipate reaching the end of our desires, by/ disregarding the Divine commands, which act as a/ restraint upon them, but the inspired writer, thus me-/taphorically addresses each of us. <text:s/>Man! why wilt/ thou suffer a deceptive light to guide thy steps?/ <text:s/>See! <text:s/>Thy way leads to sin and disappointments./ <text:s/>Thou wilt exhaust thy strength in the attempt to/ overcome the impediments which surround the path/ thou hast chosen, for none can gain happiness by/ a departure from God. <text:s/>Return then to Him who alone/ can bestow both the temporal and the spiritual good/s that gladden human existence. <text:s/>Acknowledge that a/ lowly condition with His love, is incomparably more/ joyous than a towering station with His displeasure,/ and give thy Creator thanks./</text:span></text:p>
      <text:p text:style-name="P6"><text:span text:style-name="T4">Beloved hearers! <text:s/>On this Sabbath, devoted to penitence, let/ us ponder on and heed</text:span><text:span text:style-name="T2">s</text:span><text:span text:style-name="T4"> the words which the Lord has/ spoken through his righteous messenger. <text:s/>Surely/ not one of us will consider them inapplicable to/ his case. <text:s/>I may venture to assert, without being/ guilty of personal offence, that there will not/ be found in our midst a second Job who can/</text:span></text:p>
      <text:p text:style-name="P6"><text:span text:style-name="T4"/></text:p>
      <text:p text:style-name="P6"><text:span text:style-name="T4">[Page 3]</text:span></text:p>
      <text:p text:style-name="P6"><text:span text:style-name="T4">swear [Hebrew] that he has made a covenant/ with his eyes never to be lured away from rectitude, never/ to covet a neighbor's possessions, nor touch aught with/ his hand that is not legitimately his own. <text:s/>No,/ we all, in a small or in a high degree, have postponed/ the instincts of the soul to the cravings of the flesh./ <text:s/>It may be that sensuality was our instigator. <text:s/>Per-/-haps the glittering of gold, inveigled us away, or a/ despicable ambition to shine in fashionable society,/ may have impelled us to abandon religion, and run/ headlong after the vanities of the world. <text:s/>Many, a/ great many may have been the enticements which/ our eyes and our hearts held forth to make us swerve/ from the rules of probity, for, as our Rabbins declare,/ those two organs of the human frame, are the/ principal instruments of sin [Hebrew]/ But the time is now opportune, when we/ should seek out the root of our backslidings, and/ pluck it off. <text:s/>Our actions are being tried at/ the bar from whence there is no appeal. <text:s/>The universal/ Judge seated on a high and exalted throne, holds/</text:span></text:p>
      <text:p text:style-name="P6"><text:span text:style-name="T4"/></text:p>
      <text:p text:style-name="P6"><text:span text:style-name="T4">[Page 4]</text:span></text:p>
      <text:p text:style-name="P6"><text:span text:style-name="T4">in his right hand the balance of justice. <text:s/>Brethren!/ <text:s/>Let us cast penitence therein, and the weight of our/ sins shall be lightened. <text:s/>For He who is inexorable/ with the obdurate, yearns with compassion towards those/ who approach him with a contrite and subdued spirit./ <text:s/>We need not fear a repulse, if we will only fear Him./ <text:s/>We shall be relieved of all uneasiness touching our fate,/ if we will but cleave unto the word of God as to the/ anchor of salvation; for from its observance flows a/ life of contentment here below, and unutterable bliss above./ <text:s/>I have said it my beloved hearers, let us only fear the Lord, be-/-cause if we could penetrate the inmost recesses of the/ human heart, we would discover that a strong incentive/ to irreligion, is the entertaining of some </text:span><text:span text:style-name="T5">imaginary</text:span><text:span text:style-name="T6"> fear./ <text:s/>I will be more explicit. <text:s/>The miser who is deaf/ to the cry of the needy, while intent upon watching/ over the pelf he has garnered; the avaricious who/ will allow no day of rest to intervene between themselves/ and their grasping disposition, the dissolute who/ cast side every restraint to indulge their appetites,/ </text:span></text:p>
      <text:p text:style-name="P6"><text:span text:style-name="T6"/></text:p>
      <text:p text:style-name="P6"><text:span text:style-name="T6">[Page 5]</text:span></text:p>
      <text:p text:style-name="P6"><text:span text:style-name="T6">the hypocrite and the flatterer, </text:span><text:span text:style-name="T3">if</text:span><text:span text:style-name="T6"> all of them are/ actuated by the same groundless apprehension. <text:s/>That/ is the feeling, which, lurking in their breasts, renders/ the one pitiless, lest by acts of generosity he be brought/ to poverty; makes the other trample on religion,/ lest cessation from labor may lessen his wealth./ <text:s/>Encourages the third to follow immorality, lest he/ should lose agreeable associates; and the same feeling/ it is, </text:span><text:span text:style-name="T3">that</text:span><text:span text:style-name="T6"> which caused many to disguise the truth, that/ they may not endanger a lucrative position, or some/ high office. <text:s/>And yet, oh stupendous contradiction!/ we that are so easily swayed by a fear which is the/ offspring of our vitiated minds, remain undisturbed/ at the thought of an Almighty Being, who can/ suddenly cut off all the means of human enjoyment,/ aye, our own life. <text:s/>No fear of </text:span><text:soft-page-break/><text:span text:style-name="T6">Him seizes our/ hearts when we violate his law, and deride his or-/-dinances. <text:s/>But what renders this inconsistency still more/ glaring is the fact, that the ills we so greatly fear/ and to avoid which, we disregard the dictates of religion,/</text:span></text:p>
      <text:p text:style-name="P6"><text:span text:style-name="T6"/></text:p>
      <text:p text:style-name="P6"><text:span text:style-name="T6">[Page 6]</text:span></text:p>
      <text:p text:style-name="P6"><text:span text:style-name="T6">are under the absolute control of God [Hebrew]/ [Hebrew]. <text:s/>"Of whom art/ thou in dread, and what dost thou fear, that thou/ liest? <text:s/>Me, thou hast not remembered, nor placed/ upon they heart". <text:s/>so exclaims Isaiah in the name of/ the Most High. <text:s/>Whereas by bearing in mind that/ whatsoever exists is subject to the will of the Supreme,/ we could calm any apprehension as to the future, and/ exercise righteousness as a sign of gratitude, for bless/-sings already obtained. <text:s/>Whereas by having the fear of/ the Lord constantly before our eyes, we would remain/ tranquil even amidst reverses, we create evils and/ intensify them, because we exclude from our bosom/ a sentiment so soothing and so comforting./</text:span></text:p>
      <text:p text:style-name="P6"><text:span text:style-name="T6">But mark, my friends! <text:s/>Mark the difference between/ the man, to whose mind God is ever present, and/ him who is chained to the world and its fleeting/ joys. <text:s/>Mark it especially in the hour of adversity./ <text:s/>Contrast the serenity of one, with the perturbation, with/ the violent agitation of the other./</text:span></text:p>
      <text:p text:style-name="P6"><text:span text:style-name="T6"/></text:p>
      <text:p text:style-name="P6"><text:span text:style-name="T6">[Page 7]</text:span></text:p>
      <text:p text:style-name="P6"><text:span text:style-name="T6">A soul that fears the Lord ascribes his injustice/ unto Him, whose attributes are mercy and compassion./ <text:s/>Like the righteous Job, a believer in Providence will/ ask himself when afflicted [Hebrew]/ [Hebrew] "Shall we receive good at the/ hand of God, and shall we not receive also evil?"/ <text:s/>Nay, he will acknowledge no actual evil, save that/ which follows our disobedience of the Law, that is, the/ forfeiting of </text:span><text:span text:style-name="T3">God's</text:span><text:span text:style-name="T6"> our Fathers love. <text:s/>As the rod of </text:span><text:span text:style-name="T3">Abram, when</text:span><text:span text:style-name="T6"> God, in/ </text:span><text:span text:style-name="T3">converted into a serpent</text:span><text:span text:style-name="T6"> the hand of Aaron, swelled all the rods of the/ Egyptian soothsayers, so will the fear of the Most/ High erase every human fear from the mind of the/ religious. <text:s/>Not so with the man of little faith./ <text:s/>He chafes and rages under inflictions. <text:s/>He reproa-/ches himself, because his foresight on which he/ trusted, did not avert what has befallen him un-/awares. <text:s/>He often attributes to [inserted above: charges] the innocent, even to/ those with whom he is bound with most sacred ties--/the origin of his suffering, and to use the language/ employed by the son of Amoz [Hebrew]/ [Hebrew]/</text:span></text:p>
      <text:p text:style-name="P6"><text:span text:style-name="T6"/></text:p>
      <text:p text:style-name="P6"><text:span text:style-name="T6">[Page 8]</text:span></text:p>
      <text:p text:style-name="P6"><text:span text:style-name="T6">"And it shall come to pass that when he shall be/ hungry, he shall fret himself, and curse his King and/ God, looking upward." <text:s/>He does not recognize a/ wise Providence, that makes every sublunary event to work/ out his plan in the government of the world. <text:s/>He/ will not admit that as a tender father studies </text:span><text:span text:style-name="T3">of</text:span><text:span text:style-name="T6"> the/ welfare of his children, so does the Lord seek the real/ happiness of those who fear him. <text:s/>He denies that/ though they may be tried as gold is tried, yet those/ who revere his name shall shine as stars in the/ firmament; that the Sun of righteousness with/ healing in its wings will arise and cast a flood of/ light upon them. <text:s/>Can he be comforted? <text:s/>Will philosophy impress/ him with those consoling truths? <text:s/>No, it may tell/ him that to complain of evils which are beyond human/ control is unwise, but it will never impart to his/ soul the contentment which they experience who/ believe in a good and beneficent Creator./ <text:s/></text:span></text:p>
      <text:p text:style-name="P6"><text:span text:style-name="T6">Oh! my beloved hearers! if we could read on man's/ countenance what passes within his breast,/</text:span></text:p>
      <text:p text:style-name="P6"><text:span text:style-name="T6"/></text:p>
      <text:p text:style-name="P6"><text:span text:style-name="T6">[Page 9]</text:span></text:p>
      <text:p text:style-name="P6"><text:span text:style-name="T6">many whom we envy, might excite our commiseration,/ while certain occurrences which we deprecated as un-/-mitigated evils, would appear to us as blessings/ in disguise. <text:s/>If we could unravel the threads/ of many a circumstances </text:span><text:span text:style-name="T3">we would stand aghast</text:span><text:span text:style-name="T6"> which we cannot reconcile/ </text:span><text:span text:style-name="T3">at the</text:span><text:span text:style-name="T6"> with Divine justice, we would stand aghast at the/ wisdom </text:span><text:span text:style-name="T3">they reveal</text:span><text:span text:style-name="T6"> it displays. <text:s/>Would that man were/ deeply impressed with the fear of God, for then all/ misgivings, all doubts would dissipate. <text:s/>We would/ not dismiss religion as our earthly guide and companion,/ because its association curbs our desires. <text:s/>We would/ not </text:span><text:soft-page-break/><text:span text:style-name="T6">forsake the path of righteousness, which seems/ narrow, to pursue that of impiety, because apparently/ wide. <text:s/>With God ever present to our minds, we would/ not tremble, though the lowering clouds of misfortune/ encompass us around. <text:s/>We would, as it were, suck honey/ from even the bitter poison of asps. <text:s/>Are we/ threatened with the loss of wealth? <text:s/>There is a greater/ calamity than indigence: the loss of our reputation./ <text:s/>Are we stricken down with disease? <text:s/>There is no sick-/-ness that can equal in virulence the leprosy of the soul./</text:span></text:p>
      <text:p text:style-name="P6"><text:span text:style-name="T6"/></text:p>
      <text:p text:style-name="P6"><text:span text:style-name="T6">[Page 10]</text:span></text:p>
      <text:p text:style-name="P6"><text:span text:style-name="T6">Have we sustained bereavements? <text:s/>It is better to/ bemoan the dead than grieve over the infamy of/ the living. <text:s/>Such and similar considerations would/ </text:span><text:span text:style-name="T3">uphold</text:span><text:span text:style-name="T6"> sustain us under the most trying circumstances./ <text:s/>The storms of adversity might rage against us,/ the surging billows of misfortune might upheave/ their heads, but we would be safe on the mountain/ of the Lord, had in the cliff of his impregnable/ rock. <text:s/></text:span><text:span text:style-name="T3">Wou</text:span><text:span text:style-name="T6"> We would then say. [Hebrew]/ "We do not fear, though the earth be removed" [Hebrew]/ [Hebrew]. <text:s/>"The Lord of hosts is with us, the/ God of Jacob is our refuge." <text:s/>My dear/ Brethren! <text:s/>The history of our predecessors is not desti-/-tute of examples illustrative of this great truth. <text:s/>The/ checkered life of David, whose words I have just quoted,/ that of the upright Job, the privations of an Elijah,/ and the suffering of a Jeremiah, confirm it beyond/ contradiction. <text:s/>But I am now reminded of an/ incident of later date, exhibiting the effects of re-/ligion in a confiding soul./</text:span></text:p>
      <text:p text:style-name="P6"><text:span text:style-name="T6"/></text:p>
      <text:p text:style-name="P6"><text:span text:style-name="T6">[Page 11]</text:span></text:p>
      <text:p text:style-name="P6"><text:span text:style-name="T6">When Rabby Eliezer lay on the bed of sickness, his/ disciples came to visit him. <text:s/>As he saw them, he/ exclaimed [Hebrew] "A great wrath has been poured/ on the world through me". <text:s/>At this, they burst into tears./ <text:s/>Rabbi Akibah alone appeared unmoved. <text:s/>With surprise, his/ colleagues inquired, how he could remain cheerful, when the/ light of the Law was about to be extinguished. <text:s/>He replied:/ "Has I seen our teacher enjoying uninterrupted prosperity,/ I might have feared that his merits had already been/ fully remunerated in this life, but now I witness his trials/ and feel that much happiness yet awaits him. <text:s/>His expla-/-nation grieved the venerable preceptor; and he asked "/Dost thou know which command of our holy law I have/ neglected"? <text:s/>"I cannot tell" rejoined </text:span><text:span text:style-name="T3">th</text:span><text:span text:style-name="T6"> his scholar, but I have/ been taught to believe that [Hebrew]/ there is not a man, however just, who doeth good,/ and sinneth not." <text:s/>Friends! <text:s/>Let us take this lesson/ to heart. <text:s/>Have we suffered losses and tribulations during/ the year that has closed upon us? <text:s/>It was the hand/ of God that chastened us, for our ultimate good./ <text:s/>Let us not forget our provocations, and we shall/ feel/</text:span></text:p>
      <text:p text:style-name="P6"><text:span text:style-name="T6"/></text:p>
      <text:p text:style-name="P6"><text:span text:style-name="T6">[Page 12]</text:span></text:p>
      <text:p text:style-name="P6"><text:span text:style-name="T6">that not according to our inequities hath He dealt with/ us, for, we also, moved by groundless fear, have/ often cast aside the fear of the Lord. <text:s/>If we are/ true to ourselves, we must acknowledge that many/ among </text:span><text:span text:style-name="T3">has</text:span><text:span text:style-name="T6"> us have set at nought[sic!] his blessed injunctions,/ to grasp shadows, which receded </text:span><text:span text:style-name="T3">as we</text:span><text:span text:style-name="T6"> in proportion/ as we fancied to have approached them./</text:span></text:p>
      <text:p text:style-name="P6"><text:span text:style-name="T6">He may strive to soothe the pangs of a guilty conscience [inserted above: blast the edge of cutting remorse]/ by specious arguments. <text:s/>Have we as Israelites, violated the covenant which the Lord made with our fathers in Horeb, not/ to be </text:span><text:span text:style-name="T3">laughed at by the</text:span><text:span text:style-name="T6"> exposed to the ridicule of scoffers? <text:s/>Times have changed,/ we will say, the character of our association is such that/ we cannot be tied down to restrictive rules. <text:s/>Have/ we endeavoured to heighten our position, by spurning [inserted above, in pencil: lowering]/ the word of God? <text:s/>Have we, with that object in view, [inserted above, in pencil: the standard of our faith in the eyes of the world?]/ profaned the Sabbath, desecrated the festivals,/ fed to satiety on the flesh which the book of books/ declares impure? <text:s/>We will say, that we must run/ after the current, to use a vulgar phrase, not to/ be left behind unheeded and uncared for. <text:s/>Have/ we scouted the idea of wearing upon our hand/</text:span></text:p>
      <text:p text:style-name="P6"><text:span text:style-name="T6"/></text:p>
      <text:p text:style-name="P6"><text:soft-page-break/><text:span text:style-name="T6">[Page 13]</text:span></text:p>
      <text:p text:style-name="P6"><text:span text:style-name="T6">the mark of our redemption from bondage, and/ of bearing it as frontlets between our eyes? <text:s/>Have we/ left our dwellings void of the most important ornament/ the word of God affixed to our door-posts? we will/ not be at a loss to find a palliation to our irreligious demeanour. <text:s/>But/ as we are Jews, and wish to remain such and as the/ days of our infancy are brought back to our mind,/ </text:span><text:span text:style-name="T3">and we remember</text:span><text:span text:style-name="T6"> when our faltering lips learnt to/ declare that the Law of Moses is the perpetual in-/-heritance of the Congregation of Jacob, we can[n]ot/ but feel that our actions are an insult to God, and a/ lie to our professions. <text:s/>It would be necessary, in order/ to stifle every sense of remorse, to deny the revelation of Sinai,/ do believe that our prophets and Sages saw false vi-/-sions, that the teachings of thirty five generations,/ </text:span><text:span text:style-name="T3">whence</text:span><text:span text:style-name="T6"> upon which the fabric of human society is/ built, are futile inventions and mendacious vanities./ <text:s/>But...begone impious thought. <text:s/>Thou art cast out/ as pollution itself , from this assembly. <text:s/>No mind/ is so corrupt</text:span><text:span text:style-name="T3">ed</text:span><text:span text:style-name="T6"> to harbor thee. <text:s/>Our hearts have been/ tainted with sin, but we shall wash them </text:span><text:span text:style-name="T3">it</text:span><text:span text:style-name="T6">/</text:span></text:p>
      <text:p text:style-name="P6"><text:span text:style-name="T6"/></text:p>
      <text:p text:style-name="P6"><text:span text:style-name="T6">[Page 14]</text:span></text:p>
      <text:p text:style-name="P6"><text:span text:style-name="T6">the </text:span><text:span text:style-name="T3">water</text:span><text:span text:style-name="T6"> fountain of purification, not in </text:span><text:span text:style-name="T3">the</text:span><text:span text:style-name="T6"> miry pools/ of stagnant water. <text:s/>Ah! my dear Brethren! <text:s/>Let/ me hope that beings so wretched who have rejected/ the fear of the Lord, cannot be found among my/ hearers, let me pray that there may never exist/ in Israel one who has defied the command of God./ <text:s/>But if you know </text:span><text:span text:style-name="T3">of any</text:span><text:span text:style-name="T6"> such, Oh implore of them for the/ sake of their future peace, for the sake of their child-/-ren, on whom their guilt would naturally be entailed,/ and visited; and as they value the blessing of a serene/ death, and of joy beyond the grave beseech them to cast off/ the garments of impunity, and put on a vesture/ of unspotted whiteness. <text:s/>To let neither the buoyancy/ of youth, nor the vigour of manhood allure them/ for, those days and those years will pass off as a/ shadow, and a night without dawn envelop them./ <text:s/>They will then repent, but in vain, of a life mispent[sic!]/ in disobeying the kindest parent and Friend. <text:s/>Confusion/ and horror will seize them, when remembering/</text:span></text:p>
      <text:p text:style-name="P6"><text:span text:style-name="T6"/></text:p>
      <text:p text:style-name="P6"><text:span text:style-name="T6">[Page 15]</text:span></text:p>
      <text:p text:style-name="P6"><text:span text:style-name="T6">that they have forsaken a heavenly guide, to/ follow the lead of the worldly and the impious. <text:s/>Fain/ would they then return to Him they have deserted. <text:s/>Like/ the faithless wife figuratively spoken of by Hosea,/ each of them may long after a reunion with their first Lord, but they/ will have raised a </text:span><text:span text:style-name="T3">b</text:span><text:span text:style-name="T6"> abyss </text:span><text:span text:style-name="T3">to</text:span><text:span text:style-name="T6"> of eternal separation. </text:span><text:span text:style-name="T3">them from</text:span><text:span text:style-name="T6">/ </text:span><text:span text:style-name="T3">their love.</text:span><text:span text:style-name="T6"> <text:s/>But not alone they who have ar-/-rogantly raised a standard of rebellion against their/ King, must hasten their return, if they desire a reconciliation,/ but those also that have disobeyed his behests, through/ the promptings of the flesh. <text:s/>Their crime is not so/ grievous as that of the former, because human frailty/ and not human depravity has occasioned it, yet, who/ stood in secret communion with the </text:span><text:span text:style-name="T3">Eternal</text:span><text:span text:style-name="T6"> Most High, to/ know how far He will suffer the creatures, whom/ He has endowed with intellect and free will, to be/ governed by the passions? <text:s/>Let not the mortals temper/ with the salvation of their souls, for in the heavenly/ volumes, it has been written [Hebrew]. <text:s/>"Ye shall/ not tempt the Lord your God./</text:span></text:p>
      <text:p text:style-name="P6"><text:span text:style-name="T6"/></text:p>
      <text:p text:style-name="P6"><text:span text:style-name="T6">[Page 16]</text:span></text:p>
      <text:p text:style-name="P6"><text:span text:style-name="T6">Let those therefore who by what cause soever have/ been guilty of dereliction, speedily retrace their steps;/ and come with contrition and sincerity to the footstool/ of the merciful judge. <text:s/>Let everyone of us, my/ dear Brethren! accurately examine his past career,/ and if he discovers then in its various walks he has/ faltered in the discharge of his duty, if he finds that/ he has opposed the will of God as expressed in the pages/ of truth, let him, </text:span><text:span text:style-name="T3">the</text:span><text:span text:style-name="T6"> like the righteous Job acknow-/-ledge that he abhors himself, and repents in dust and/ ashes. <text:s/>Let him promise with unfeigned lips, that/ during the year we have just entered, he will strive/ to gather a treasure of imperishable value, of piety as/ a Jew, and of charity as a man. <text:s/>Then He who is/ full of mercy, will afford him the consoling assurance,/ that He "has caused his transgressions to vanish as a/ thick cloud, and his sins as mist." <text:s/>That </text:span><text:span text:style-name="T3">his</text:span><text:span text:style-name="T6"> "He has redeemed/ his soul from perdition, and his life from sorrow."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2T10:44:30.97</meta:creation-date>
    <meta:document-statistic meta:table-count="0" meta:image-count="0" meta:object-count="0" meta:page-count="6" meta:paragraph-count="101" meta:word-count="3213" meta:character-count="18912"/>
    <dc:date>2012-07-02T14:52:13.35</dc:date>
    <dc:creator>Penn Libraries</dc:creator>
    <meta:editing-duration>PT00H07M10S</meta:editing-duration>
    <meta:editing-cycles>1</meta:editing-cycles>
    <meta:generator>OpenOffice.org/3.2$Win32 OpenOffice.org_project/320m12$Build-9483</meta:generator>
  </office:meta>
</office:document-meta>
</file>